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font-name="Nimbus Mono PS" fo:font-size="10pt" style:font-size-asian="10pt" style:font-size-complex="10pt"/>
    </style:style>
    <style:style style:name="P3" style:family="paragraph" style:parent-style-name="Standard">
      <style:text-properties style:font-name="Nimbus Mono PS" fo:font-size="10pt" style:font-size-asian="10pt" style:font-size-complex="10pt"/>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9"/>
    <style:style style:name="T1" style:family="text">
      <style:text-properties style:font-name="Nimbus Mono PS" fo:font-size="10pt" style:font-size-asian="10pt" style:font-size-complex="1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5535in" text:min-label-width="0.1965in"/>
      </text:list-level-style-bullet>
      <text:list-level-style-number text:level="2" loext:num-list-format="%2%." style:num-suffix="." style:num-format="1">
        <style:list-level-properties text:space-before="0.75in" text:min-label-width="0.25in"/>
      </text:list-level-style-number>
      <text:list-level-style-number text:level="3" loext:num-list-format="%3%." style:num-suffix="." style:num-format="1">
        <style:list-level-properties text:space-before="1in" text:min-label-width="0.25in"/>
      </text:list-level-style-number>
      <text:list-level-style-number text:level="4" loext:num-list-format="%4%." style:num-suffix="." style:num-format="1">
        <style:list-level-properties text:space-before="1.25in" text:min-label-width="0.25in"/>
      </text:list-level-style-number>
      <text:list-level-style-number text:level="5" loext:num-list-format="%5%." style:num-suffix="." style:num-format="1">
        <style:list-level-properties text:space-before="1.5in" text:min-label-width="0.25in"/>
      </text:list-level-style-number>
      <text:list-level-style-number text:level="6" loext:num-list-format="%6%." style:num-suffix="." style:num-format="1">
        <style:list-level-properties text:space-before="1.75in" text:min-label-width="0.25in"/>
      </text:list-level-style-number>
      <text:list-level-style-number text:level="7" loext:num-list-format="%7%." style:num-suffix="." style:num-format="1">
        <style:list-level-properties text:space-before="2in" text:min-label-width="0.25in"/>
      </text:list-level-style-number>
      <text:list-level-style-number text:level="8" loext:num-list-format="%8%." style:num-suffix="." style:num-format="1">
        <style:list-level-properties text:space-before="2.25in" text:min-label-width="0.25in"/>
      </text:list-level-style-number>
      <text:list-level-style-number text:level="9" loext:num-list-format="%9%." style:num-suffix="." style:num-format="1">
        <style:list-level-properties text:space-before="2.5in" text:min-label-width="0.25in"/>
      </text:list-level-style-number>
      <text:list-level-style-number text:level="10" loext:num-list-format="%10%." style:num-suffix="." style:num-format="1">
        <style:list-level-properties text:space-before="2.7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text:start-value="6">
        <style:list-level-properties text:space-before="0.3035in" text:min-label-width="0.196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ll help create a detailed guide and add explanatory comments to the server code. Let's break this down into a comprehensive learning resource.</text:p>
      <text:p text:style-name="Standard"/>
      <text:p text:style-name="Text_20_body">I've created two comprehensive resources:</text:p>
      <text:list xml:id="list1018894430" text:style-name="L1">
        <text:list-item>
          <text:p text:style-name="P5">A fully documented version of the server code that explains each component's purpose and functionality in detail. </text:p>
        </text:list-item>
        <text:list-item>
          <text:p text:style-name="P4">A structured training course that takes you from setup through advanced features, including troubleshooting and best practices. </text:p>
        </text:list-item>
      </text:list>
      <text:p text:style-name="Text_20_body">Let me give you a high-level overview of what this server does and why it's important:</text:p>
      <text:p text:style-name="Text_20_body">This Node.js server acts as a bridge between your client application (web/mobile) and the LLM server (which runs the AI model). It handles several crucial tasks:</text:p>
      <text:list xml:id="list359283685" text:style-name="L2">
        <text:list-item>
          <text:p text:style-name="P7">File Management: It receives file uploads from clients, processes them safely, and forwards them to the LLM server. </text:p>
        </text:list-item>
        <text:list-item>
          <text:p text:style-name="P7">Request Routing: It directs different types of requests (chat messages, document queries, etc.) to the appropriate endpoints on the LLM server. </text:p>
        </text:list-item>
        <text:list-item>
          <text:p text:style-name="P7">Error Handling: It provides robust error handling and cleanup to ensure stability. </text:p>
        </text:list-item>
        <text:list-item>
          <text:p text:style-name="P6">Session Management: It helps maintain chat sessions and conversation history. </text:p>
        </text:list-item>
        <text:list-item>
          <text:p text:style-name="P6">Document management endpoints (get_texts, delete_chunk, delete_document) </text:p>
        </text:list-item>
      </text:list>
      <text:list xml:id="list138136160" text:style-name="L5">
        <text:list-item>
          <text:p text:style-name="P10">Question answering endpoint (ask) </text:p>
        </text:list-item>
        <text:list-item>
          <text:p text:style-name="P10">Chat session management endpoints (start, message, history, delete) </text:p>
        </text:list-item>
        <text:list-item>
          <text:p text:style-name="P10">Settings and model management endpoints </text:p>
        </text:list-item>
        <text:list-item>
          <text:p text:style-name="P10">Error handling middleware </text:p>
          <text:p text:style-name="P10"/>
        </text:list-item>
      </text:list>
      <text:list xml:id="list1103406135" text:style-name="L9">
        <text:list-item>
          <text:p text:style-name="P11">Server initialization</text:p>
        </text:list-item>
      </text:list>
      <text:p text:style-name="Text_20_body">The most challenging aspects for new developers are usually:</text:p>
      <text:list xml:id="list2518357907" text:style-name="L3">
        <text:list-item>
          <text:p text:style-name="P9">Understanding asynchronous operations and promises </text:p>
        </text:list-item>
        <text:list-item>
          <text:p text:style-name="P9">Managing file uploads and cleanup </text:p>
        </text:list-item>
        <text:list-item>
          <text:p text:style-name="P9">Handling errors properly </text:p>
        </text:list-item>
        <text:list-item>
          <text:p text:style-name="P8">Maintaining proper session state</text:p>
        </text:list-item>
      </text:list>
      <text:p text:style-name="Standard"/>
      <text:p text:style-name="Standard"/>
      <text:p text:style-name="Standard"/>
      <text:p text:style-name="P2">// node_server_3000.js</text:p>
      <text:p text:style-name="P3"/>
      <text:p text:style-name="P3">/**</text:p>
      <text:p text:style-name="P3"><text:s/>* This server acts as middleware between an LLM (Large Language Model) server and a client application.</text:p>
      <text:p text:style-name="P3"><text:s/>* It handles file uploads, message routing, and manages communication between the front-end and the AI backend.</text:p>
      <text:p text:style-name="P3"><text:s/>* </text:p>
      <text:p text:style-name="P3"><text:s/>* Key responsibilities:</text:p>
      <text:p text:style-name="P3"><text:s/>* - File upload handling and management</text:p>
      <text:p text:style-name="P3"><text:s/>* - Request routing to LLM server</text:p>
      <text:p text:style-name="P3"><text:s/>* - Error handling and response formatting</text:p>
      <text:p text:style-name="P3"><text:s/>* - Session management for chat functionality</text:p>
      <text:p text:style-name="P3"><text:s/>* - Cross-Origin Resource Sharing (CORS) configuration</text:p>
      <text:p text:style-name="P3"><text:s/>*/</text:p>
      <text:p text:style-name="P3"/>
      <text:p text:style-name="P3">const express = require('express'); <text:s/>// Web framework for Node.js</text:p>
      <text:p text:style-name="P3">const axios = require('axios'); <text:s text:c="5"/>// HTTP client for making requests to the LLM server</text:p>
      <text:p text:style-name="P3">const cors = require('cors'); <text:s text:c="7"/>// Middleware to enable cross-origin requests</text:p>
      <text:p text:style-name="P3">const multer = require('multer'); <text:s text:c="3"/>// Middleware for handling file uploads</text:p>
      <text:p text:style-name="P3">const FormData = require('form-data');// Library for creating form data (used in file uploads)</text:p>
      <text:p text:style-name="P3">const fs = require('fs'); <text:s text:c="11"/>// Node.js file system module</text:p>
      <text:p text:style-name="P3">const path = require('path'); <text:s text:c="7"/>// Utility for working with file paths</text:p>
      <text:p text:style-name="P3">const app = express(); <text:s text:c="14"/>// Create Express application instance</text:p>
      <text:p text:style-name="P3"/>
      <text:p text:style-name="P3">/**</text:p>
      <text:p text:style-name="P3"><text:s/>* Configure multer for handling file uploads</text:p>
      <text:p text:style-name="P3"><text:s/>* This sets up where files will be stored and how they'll be named</text:p>
      <text:p text:style-name="P3"><text:s/>*/</text:p>
      <text:p text:style-name="P3">const storage = multer.diskStorage({</text:p>
      <text:p text:style-name="P3"><text:s text:c="2"/>// Set the destination folder for uploaded files</text:p>
      <text:p text:style-name="P3"><text:s text:c="2"/>destination: (req, file, cb) =&gt; {</text:p>
      <text:p text:style-name="P3"><text:s text:c="4"/>// Create uploads directory if it doesn't exist</text:p>
      <text:p text:style-name="P3"><text:s text:c="4"/>if (!fs.existsSync('uploads')) {</text:p>
      <text:p text:style-name="P3"><text:s text:c="6"/>fs.mkdirSync('uploads');</text:p>
      <text:p text:style-name="P3"><text:s text:c="4"/>}</text:p>
      <text:p text:style-name="P3"><text:s text:c="4"/>cb(null, 'uploads/');</text:p>
      <text:p text:style-name="P3"><text:s text:c="2"/>},</text:p>
      <text:p text:style-name="P3"><text:s text:c="2"/>// Generate unique filenames using timestamps</text:p>
      <text:p text:style-name="P3"><text:s text:c="2"/>filename: (req, file, cb) =&gt; {</text:p>
      <text:p text:style-name="P3"><text:s text:c="4"/>cb(null, `${Date.now()}-${file.originalname}`);</text:p>
      <text:p text:style-name="P3"><text:s text:c="2"/>},</text:p>
      <text:p text:style-name="P3">});</text:p>
      <text:p text:style-name="P3"/>
      <text:p text:style-name="P3">/**</text:p>
      <text:p text:style-name="P3"><text:s/>* Configure upload settings including:</text:p>
      <text:p text:style-name="P3"><text:s/>* - File size limits</text:p>
      <text:p text:style-name="P3"><text:s/>* - Allowed file types</text:p>
      <text:p text:style-name="P3"><text:s/>* - Storage location</text:p>
      <text:p text:style-name="P3"><text:s/>*/</text:p>
      <text:p text:style-name="P3">const upload = multer({</text:p>
      <text:p text:style-name="P3"><text:s text:c="2"/>storage: storage,</text:p>
      <text:p text:style-name="P3"><text:s text:c="2"/>limits: {</text:p>
      <text:p text:style-name="P3"><text:s text:c="4"/>fileSize: 10 * 1024 * 1024, // 10MB size limit</text:p>
      <text:p text:style-name="P3"><text:soft-page-break/><text:s text:c="2"/>},</text:p>
      <text:p text:style-name="P3"><text:s text:c="2"/>fileFilter: (req, file, cb) =&gt; {</text:p>
      <text:p text:style-name="P3"><text:s text:c="4"/>const allowedTypes = ['application/pdf', 'text/plain'];</text:p>
      <text:p text:style-name="P3"><text:s text:c="4"/>if (allowedTypes.includes(file.mimetype)) {</text:p>
      <text:p text:style-name="P3"><text:s text:c="6"/>cb(null, true);</text:p>
      <text:p text:style-name="P3"><text:s text:c="4"/>} else {</text:p>
      <text:p text:style-name="P3"><text:s text:c="6"/>cb(new Error('Invalid file type. Only PDF and TXT files are allowed.'));</text:p>
      <text:p text:style-name="P3"><text:s text:c="4"/>}</text:p>
      <text:p text:style-name="P3"><text:s text:c="2"/>},</text:p>
      <text:p text:style-name="P3">});</text:p>
      <text:p text:style-name="P3"/>
      <text:p text:style-name="P3">/**</text:p>
      <text:p text:style-name="P3"><text:s/>* Configure CORS settings to allow cross-origin requests</text:p>
      <text:p text:style-name="P3"><text:s/>* In production, origin should be restricted to specific domains</text:p>
      <text:p text:style-name="P3"><text:s/>*/</text:p>
      <text:p text:style-name="P3">app.use(cors({</text:p>
      <text:p text:style-name="P3"><text:s text:c="2"/>origin: '*', <text:s/></text:p>
      <text:p text:style-name="P3"><text:s text:c="2"/>methods: ['GET', 'POST', 'DELETE'],</text:p>
      <text:p text:style-name="P3"><text:s text:c="2"/>allowedHeaders: ['Content-Type']</text:p>
      <text:p text:style-name="P3">}));</text:p>
      <text:p text:style-name="P3"/>
      <text:p text:style-name="P3">// Enable JSON parsing for incoming requests</text:p>
      <text:p text:style-name="P3">app.use(express.json());</text:p>
      <text:p text:style-name="P3"/>
      <text:p text:style-name="P3">// LLM server address - modify this to match your setup</text:p>
      <text:p text:style-name="P3">const localhost = "http://192.168.50.120:5000";</text:p>
      <text:p text:style-name="P3"/>
      <text:p text:style-name="P3">/**</text:p>
      <text:p text:style-name="P3"><text:s/>* Debug route logging - prints all registered routes on startup</text:p>
      <text:p text:style-name="P3"><text:s/>* Useful for debugging and verifying route configuration</text:p>
      <text:p text:style-name="P3"><text:s/>*/</text:p>
      <text:p text:style-name="P3">app._router.stack.forEach(function(r){</text:p>
      <text:p text:style-name="P3"><text:s text:c="4"/>if (r.route &amp;&amp; r.route.path){</text:p>
      <text:p text:style-name="P3"><text:s text:c="8"/>console.log(`Registered route: ${Object.keys(r.route.methods)} ${r.route.path}`);</text:p>
      <text:p text:style-name="P3"><text:s text:c="4"/>}</text:p>
      <text:p text:style-name="P3">});</text:p>
      <text:p text:style-name="P3"/>
      <text:p text:style-name="P3">/**</text:p>
      <text:p text:style-name="P3"><text:s/>* Clear database endpoint</text:p>
      <text:p text:style-name="P3"><text:s/>* Allows clearing of the LLM server's database</text:p>
      <text:p text:style-name="P3"><text:s/>*/</text:p>
      <text:p text:style-name="P3">app.get('/clear_db', async (req, res) =&gt; {</text:p>
      <text:p text:style-name="P3"><text:s text:c="2"/>const response = await axios.get(`${localhost}/clear_db`, </text:p>
      <text:p text:style-name="P3"><text:s text:c="6"/>{ </text:p>
      <text:p text:style-name="P3"><text:s text:c="8"/>headers: { 'Content-Type': 'application/json' },</text:p>
      <text:p text:style-name="P3"><text:s text:c="8"/>timeout: 900000 <text:s/>// 15 minute timeout for long operations</text:p>
      <text:p text:style-name="P3"><text:s text:c="6"/>});</text:p>
      <text:p text:style-name="P3"/>
      <text:p text:style-name="P3"><text:s text:c="2"/>console.log(response);</text:p>
      <text:p text:style-name="P3"><text:s text:c="2"/>res.json(response.data);</text:p>
      <text:p text:style-name="P3">});</text:p>
      <text:p text:style-name="P3"/>
      <text:p text:style-name="P3">/**</text:p>
      <text:p text:style-name="P3"><text:s/>* File upload endpoint</text:p>
      <text:p text:style-name="P3"><text:s/>* Handles file uploads from the client and forwards them to the LLM server</text:p>
      <text:p text:style-name="P3"><text:soft-page-break/><text:s/>* Includes error handling and cleanup of temporary files</text:p>
      <text:p text:style-name="P3"><text:s/>*/</text:p>
      <text:p text:style-name="P3">app.post('/upload', upload.single('file'), async (req, res) =&gt; {</text:p>
      <text:p text:style-name="P3"><text:s text:c="2"/>try {</text:p>
      <text:p text:style-name="P3"><text:s text:c="4"/>// Verify file presence</text:p>
      <text:p text:style-name="P3"><text:s text:c="4"/>if (!req.file) {</text:p>
      <text:p text:style-name="P3"><text:s text:c="6"/>console.error('No file in request');</text:p>
      <text:p text:style-name="P3"><text:s text:c="6"/>return res.status(400).json({ error: 'No file uploaded' });</text:p>
      <text:p text:style-name="P3"><text:s text:c="4"/>}</text:p>
      <text:p text:style-name="P3"/>
      <text:p text:style-name="P3"><text:s text:c="4"/>// Log file details for debugging</text:p>
      <text:p text:style-name="P3"><text:s text:c="4"/>console.log('File received:', {</text:p>
      <text:p text:style-name="P3"><text:s text:c="6"/>filename: req.file.originalname,</text:p>
      <text:p text:style-name="P3"><text:s text:c="6"/>mimetype: req.file.mimetype,</text:p>
      <text:p text:style-name="P3"><text:s text:c="6"/>size: req.file.size</text:p>
      <text:p text:style-name="P3"><text:s text:c="4"/>});</text:p>
      <text:p text:style-name="P3"/>
      <text:p text:style-name="P3"><text:s text:c="4"/>// Create form data for the LLM server</text:p>
      <text:p text:style-name="P3"><text:s text:c="4"/>const formData = new FormData();</text:p>
      <text:p text:style-name="P3"><text:s text:c="4"/>formData.append('file', fs.createReadStream(req.file.path), {</text:p>
      <text:p text:style-name="P3"><text:s text:c="6"/>filename: req.file.originalname,</text:p>
      <text:p text:style-name="P3"><text:s text:c="6"/>contentType: req.file.mimetype,</text:p>
      <text:p text:style-name="P3"><text:s text:c="4"/>});</text:p>
      <text:p text:style-name="P3"/>
      <text:p text:style-name="P3"><text:s text:c="4"/>// Forward file to LLM server</text:p>
      <text:p text:style-name="P3"><text:s text:c="4"/>console.log('Forwarding to Python server:', `${localhost}/upload`);</text:p>
      <text:p text:style-name="P3"><text:s text:c="4"/></text:p>
      <text:p text:style-name="P3"><text:s text:c="4"/>const response = await axios.post(`${localhost}/upload`, formData, {</text:p>
      <text:p text:style-name="P3"><text:s text:c="6"/>headers: {</text:p>
      <text:p text:style-name="P3"><text:s text:c="8"/>...formData.getHeaders(),</text:p>
      <text:p text:style-name="P3"><text:s text:c="6"/>},</text:p>
      <text:p text:style-name="P3"><text:s text:c="6"/>maxContentLength: Infinity,</text:p>
      <text:p text:style-name="P3"><text:s text:c="6"/>maxBodyLength: Infinity,</text:p>
      <text:p text:style-name="P3"><text:s text:c="6"/>timeout: 900000, // 15 minute timeout</text:p>
      <text:p text:style-name="P3"><text:s text:c="4"/>});</text:p>
      <text:p text:style-name="P3"/>
      <text:p text:style-name="P3"><text:s text:c="4"/>// Clean up temporary file</text:p>
      <text:p text:style-name="P3"><text:s text:c="4"/>console.log('Upload successful, cleaning up temp file');</text:p>
      <text:p text:style-name="P3"><text:s text:c="4"/>try {</text:p>
      <text:p text:style-name="P3"><text:s text:c="6"/>fs.unlinkSync(req.file.path);</text:p>
      <text:p text:style-name="P3"><text:s text:c="4"/>} catch (cleanupError) {</text:p>
      <text:p text:style-name="P3"><text:s text:c="6"/>console.error('Error cleaning up temp file:', cleanupError);</text:p>
      <text:p text:style-name="P3"><text:s text:c="4"/>}</text:p>
      <text:p text:style-name="P3"/>
      <text:p text:style-name="P3"><text:s text:c="4"/>res.json(response.data);</text:p>
      <text:p text:style-name="P3"><text:s text:c="2"/>} catch (error) {</text:p>
      <text:p text:style-name="P3"><text:s text:c="4"/>console.error('Upload error:', error);</text:p>
      <text:p text:style-name="P3"><text:s text:c="4"/>res.status(500).json({ </text:p>
      <text:p text:style-name="P3"><text:s text:c="6"/>error: error.message,</text:p>
      <text:p text:style-name="P3"><text:s text:c="6"/>details: error.response?.data || 'No additional details available'</text:p>
      <text:p text:style-name="P3"><text:s text:c="4"/>});</text:p>
      <text:p text:style-name="P3"><text:s text:c="2"/>}</text:p>
      <text:p text:style-name="P3">});</text:p>
      <text:p text:style-name="P3"/>
      <text:p text:style-name="P3"/>
      <text:p text:style-name="P3">/**</text:p>
      <text:p text:style-name="P3"><text:soft-page-break/><text:s/>* Document text retrieval endpoint</text:p>
      <text:p text:style-name="P3"><text:s/>* Fetches specific text chunks from the LLM server based on provided IDs</text:p>
      <text:p text:style-name="P3"><text:s/>* Used for retrieving context during RAG (Retrieval Augmented Generation)</text:p>
      <text:p text:style-name="P3"><text:s/>*/</text:p>
      <text:p text:style-name="P3">app.post('/get_texts', async (req, res) =&gt; {</text:p>
      <text:p text:style-name="P3"><text:s text:c="2"/>try {</text:p>
      <text:p text:style-name="P3"><text:s text:c="4"/>const { ids } = req.body;</text:p>
      <text:p text:style-name="P3"><text:s text:c="4"/></text:p>
      <text:p text:style-name="P3"><text:s text:c="4"/>console.log('Requesting texts for IDs:', ids);</text:p>
      <text:p text:style-name="P3"/>
      <text:p text:style-name="P3"><text:s text:c="4"/>// Validate input parameters</text:p>
      <text:p text:style-name="P3"><text:s text:c="4"/>if (!ids || !Array.isArray(ids) || ids.length === 0) {</text:p>
      <text:p text:style-name="P3"><text:s text:c="6"/>console.error('Invalid request body:', req.body);</text:p>
      <text:p text:style-name="P3"><text:s text:c="6"/>return res.status(400).json({ </text:p>
      <text:p text:style-name="P3"><text:s text:c="8"/>error: 'Invalid or missing document IDs',</text:p>
      <text:p text:style-name="P3"><text:s text:c="8"/>details: 'The request must include an array of document IDs'</text:p>
      <text:p text:style-name="P3"><text:s text:c="6"/>});</text:p>
      <text:p text:style-name="P3"><text:s text:c="4"/>}</text:p>
      <text:p text:style-name="P3"/>
      <text:p text:style-name="P3"><text:s text:c="4"/>// Forward request to LLM server</text:p>
      <text:p text:style-name="P3"><text:s text:c="4"/>const response = await axios.post(</text:p>
      <text:p text:style-name="P3"><text:s text:c="6"/>`${localhost}/get_texts`,</text:p>
      <text:p text:style-name="P3"><text:s text:c="6"/>{ ids },</text:p>
      <text:p text:style-name="P3"><text:s text:c="6"/>{ </text:p>
      <text:p text:style-name="P3"><text:s text:c="8"/>headers: { 'Content-Type': 'application/json' },</text:p>
      <text:p text:style-name="P3"><text:s text:c="8"/>timeout: 900000 <text:s/>// 15 minute timeout</text:p>
      <text:p text:style-name="P3"><text:s text:c="6"/>}</text:p>
      <text:p text:style-name="P3"><text:s text:c="4"/>);</text:p>
      <text:p text:style-name="P3"><text:s text:c="4"/></text:p>
      <text:p text:style-name="P3"><text:s text:c="4"/>console.log('Received response from Python server:', {</text:p>
      <text:p text:style-name="P3"><text:s text:c="6"/>status: response.status,</text:p>
      <text:p text:style-name="P3"><text:s text:c="6"/>documentCount: response.data.count</text:p>
      <text:p text:style-name="P3"><text:s text:c="4"/>});</text:p>
      <text:p text:style-name="P3"><text:s text:c="4"/></text:p>
      <text:p text:style-name="P3"><text:s text:c="4"/>res.json(response.data);</text:p>
      <text:p text:style-name="P3"><text:s text:c="2"/>} catch (error) {</text:p>
      <text:p text:style-name="P3"><text:s text:c="4"/>// Detailed error logging and handling</text:p>
      <text:p text:style-name="P3"><text:s text:c="4"/>console.error('Error fetching texts:', {</text:p>
      <text:p text:style-name="P3"><text:s text:c="6"/>message: error.message,</text:p>
      <text:p text:style-name="P3"><text:s text:c="6"/>code: error.code,</text:p>
      <text:p text:style-name="P3"><text:s text:c="6"/>response: error.response?.data,</text:p>
      <text:p text:style-name="P3"><text:s text:c="6"/>status: error.response?.status</text:p>
      <text:p text:style-name="P3"><text:s text:c="4"/>});</text:p>
      <text:p text:style-name="P3"><text:s text:c="4"/></text:p>
      <text:p text:style-name="P3"><text:s text:c="4"/>// Return appropriate error responses based on error type</text:p>
      <text:p text:style-name="P3"><text:s text:c="4"/>if (error.code === 'ECONNREFUSED') {</text:p>
      <text:p text:style-name="P3"><text:s text:c="6"/>res.status(503).json({ </text:p>
      <text:p text:style-name="P3"><text:s text:c="8"/>error: 'Service unavailable',</text:p>
      <text:p text:style-name="P3"><text:s text:c="8"/>details: 'Cannot connect to AI service'</text:p>
      <text:p text:style-name="P3"><text:s text:c="6"/>});</text:p>
      <text:p text:style-name="P3"><text:s text:c="4"/>} else if (error.code === 'ETIMEDOUT') {</text:p>
      <text:p text:style-name="P3"><text:s text:c="6"/>res.status(504).json({ </text:p>
      <text:p text:style-name="P3"><text:s text:c="8"/>error: 'Gateway timeout',</text:p>
      <text:p text:style-name="P3"><text:s text:c="8"/>details: 'AI service took too long to respond'</text:p>
      <text:p text:style-name="P3"><text:s text:c="6"/>});</text:p>
      <text:p text:style-name="P3"><text:s text:c="4"/>} else {</text:p>
      <text:p text:style-name="P3"><text:soft-page-break/><text:s text:c="6"/>res.status(error.response?.status || 500).json({ </text:p>
      <text:p text:style-name="P3"><text:s text:c="8"/>error: 'Failed to fetch document chunks',</text:p>
      <text:p text:style-name="P3"><text:s text:c="8"/>details: error.response?.data?.error || error.message</text:p>
      <text:p text:style-name="P3"><text:s text:c="6"/>});</text:p>
      <text:p text:style-name="P3"><text:s text:c="4"/>}</text:p>
      <text:p text:style-name="P3"><text:s text:c="2"/>}</text:p>
      <text:p text:style-name="P3">});</text:p>
      <text:p text:style-name="P3"/>
      <text:p text:style-name="P3">/**</text:p>
      <text:p text:style-name="P3"><text:s/>* Delete specific text chunk endpoint</text:p>
      <text:p text:style-name="P3"><text:s/>* Removes individual chunks of text from the LLM server's database</text:p>
      <text:p text:style-name="P3"><text:s/>* Used for managing and curating the knowledge base</text:p>
      <text:p text:style-name="P3"><text:s/>*/</text:p>
      <text:p text:style-name="P3">app.delete('/delete_chunk/:id', async (req, res) =&gt; {</text:p>
      <text:p text:style-name="P3"><text:s text:c="2"/>try {</text:p>
      <text:p text:style-name="P3"><text:s text:c="4"/>const { id } = req.params;</text:p>
      <text:p text:style-name="P3"><text:s text:c="4"/></text:p>
      <text:p text:style-name="P3"><text:s text:c="4"/>const response = await axios.delete(</text:p>
      <text:p text:style-name="P3"><text:s text:c="6"/>`${localhost}/delete_chunk/${id}`,</text:p>
      <text:p text:style-name="P3"><text:s text:c="6"/>{ timeout: 900000 }</text:p>
      <text:p text:style-name="P3"><text:s text:c="4"/>);</text:p>
      <text:p text:style-name="P3"><text:s text:c="4"/></text:p>
      <text:p text:style-name="P3"><text:s text:c="4"/>console.log('Delete chunk response:', response.data);</text:p>
      <text:p text:style-name="P3"><text:s text:c="4"/>res.json(response.data);</text:p>
      <text:p text:style-name="P3"><text:s text:c="2"/>} catch (error) {</text:p>
      <text:p text:style-name="P3"><text:s text:c="4"/>console.error('Error deleting chunk:', error);</text:p>
      <text:p text:style-name="P3"><text:s text:c="4"/>res.status(500).json({ </text:p>
      <text:p text:style-name="P3"><text:s text:c="6"/>error: error.message,</text:p>
      <text:p text:style-name="P3"><text:s text:c="6"/>details: error.response?.data || 'No additional details available'</text:p>
      <text:p text:style-name="P3"><text:s text:c="4"/>});</text:p>
      <text:p text:style-name="P3"><text:s text:c="2"/>}</text:p>
      <text:p text:style-name="P3">});</text:p>
      <text:p text:style-name="P3"/>
      <text:p text:style-name="P3">/**</text:p>
      <text:p text:style-name="P3"><text:s/>* Delete entire document endpoint</text:p>
      <text:p text:style-name="P3"><text:s/>* Removes complete documents and their associated chunks from the database</text:p>
      <text:p text:style-name="P3"><text:s/>* Used for managing the document collection</text:p>
      <text:p text:style-name="P3"><text:s/>*/</text:p>
      <text:p text:style-name="P3">app.delete('/delete_document', express.json(), async (req, res) =&gt; {</text:p>
      <text:p text:style-name="P3"><text:s text:c="2"/>try {</text:p>
      <text:p text:style-name="P3"><text:s text:c="4"/>const { ids } = req.body;</text:p>
      <text:p text:style-name="P3"><text:s text:c="4"/></text:p>
      <text:p text:style-name="P3"><text:s text:c="4"/>// Validate input</text:p>
      <text:p text:style-name="P3"><text:s text:c="4"/>if (!ids || !Array.isArray(ids)) {</text:p>
      <text:p text:style-name="P3"><text:s text:c="6"/>console.log('Invalid request body:', req.body);</text:p>
      <text:p text:style-name="P3"><text:s text:c="6"/>return res.status(400).json({ error: 'Invalid or missing document IDs' });</text:p>
      <text:p text:style-name="P3"><text:s text:c="4"/>}</text:p>
      <text:p text:style-name="P3"/>
      <text:p text:style-name="P3"><text:s text:c="4"/>console.log('Attempting to delete documents with IDs:', ids);</text:p>
      <text:p text:style-name="P3"/>
      <text:p text:style-name="P3"><text:s text:c="4"/>// Forward deletion request to LLM server</text:p>
      <text:p text:style-name="P3"><text:s text:c="4"/>const response = await axios.delete(`${localhost}/delete_document`, {</text:p>
      <text:p text:style-name="P3"><text:s text:c="6"/>data: { ids },</text:p>
      <text:p text:style-name="P3"><text:s text:c="6"/>headers: { 'Content-Type': 'application/json' }</text:p>
      <text:p text:style-name="P3"><text:s text:c="4"/>});</text:p>
      <text:p text:style-name="P3"><text:s text:c="4"/></text:p>
      <text:p text:style-name="P3"><text:soft-page-break/><text:s text:c="4"/>console.log('Delete document response:', response.data);</text:p>
      <text:p text:style-name="P3"><text:s text:c="4"/>res.json(response.data);</text:p>
      <text:p text:style-name="P3"><text:s text:c="2"/>} catch (error) {</text:p>
      <text:p text:style-name="P3"><text:s text:c="4"/>// Detailed error logging</text:p>
      <text:p text:style-name="P3"><text:s text:c="4"/>console.error('Delete document error:', {</text:p>
      <text:p text:style-name="P3"><text:s text:c="6"/>message: error.message,</text:p>
      <text:p text:style-name="P3"><text:s text:c="6"/>code: error.code,</text:p>
      <text:p text:style-name="P3"><text:s text:c="6"/>response: error.response?.data,</text:p>
      <text:p text:style-name="P3"><text:s text:c="6"/>status: error.response?.status,</text:p>
      <text:p text:style-name="P3"><text:s text:c="6"/>body: req.body</text:p>
      <text:p text:style-name="P3"><text:s text:c="4"/>});</text:p>
      <text:p text:style-name="P3"/>
      <text:p text:style-name="P3"><text:s text:c="4"/>res.status(error.response?.status || 500).json({</text:p>
      <text:p text:style-name="P3"><text:s text:c="6"/>error: 'Delete operation failed',</text:p>
      <text:p text:style-name="P3"><text:s text:c="6"/>details: error.response?.data || error.message</text:p>
      <text:p text:style-name="P3"><text:s text:c="4"/>});</text:p>
      <text:p text:style-name="P3"><text:s text:c="2"/>}</text:p>
      <text:p text:style-name="P3">});</text:p>
      <text:p text:style-name="P3"/>
      <text:p text:style-name="P3">/**</text:p>
      <text:p text:style-name="P3"><text:s/>* Question answering endpoint</text:p>
      <text:p text:style-name="P3"><text:s/>* Handles direct questions to the LLM, optionally using RAG</text:p>
      <text:p text:style-name="P3"><text:s/>* Main endpoint for getting AI responses</text:p>
      <text:p text:style-name="P3"><text:s/>*/</text:p>
      <text:p text:style-name="P3">app.get('/ask', async (req, res) =&gt; {</text:p>
      <text:p text:style-name="P3"><text:s text:c="2"/>try {</text:p>
      <text:p text:style-name="P3"><text:s text:c="4"/>const { text, use_rag } = req.query;</text:p>
      <text:p text:style-name="P3"><text:s text:c="4"/>console.log('Making request to:', `${localhost}/generate`);</text:p>
      <text:p text:style-name="P3"><text:s text:c="4"/></text:p>
      <text:p text:style-name="P3"><text:s text:c="4"/>// Forward question to LLM server</text:p>
      <text:p text:style-name="P3"><text:s text:c="4"/>const response = await axios.post(</text:p>
      <text:p text:style-name="P3"><text:s text:c="6"/>`${localhost}/generate`,</text:p>
      <text:p text:style-name="P3"><text:s text:c="6"/>{ text, use_rag: Boolean(use_rag) },</text:p>
      <text:p text:style-name="P3"><text:s text:c="6"/>{ </text:p>
      <text:p text:style-name="P3"><text:s text:c="8"/>headers: { 'Content-Type': 'application/json' },</text:p>
      <text:p text:style-name="P3"><text:s text:c="8"/>timeout: 900000</text:p>
      <text:p text:style-name="P3"><text:s text:c="6"/>}</text:p>
      <text:p text:style-name="P3"><text:s text:c="4"/>);</text:p>
      <text:p text:style-name="P3"><text:s text:c="4"/></text:p>
      <text:p text:style-name="P3"><text:s text:c="4"/>console.log('Received response:', response.data);</text:p>
      <text:p text:style-name="P3"><text:s text:c="4"/>res.json(response.data);</text:p>
      <text:p text:style-name="P3"><text:s text:c="2"/>} catch (error) {</text:p>
      <text:p text:style-name="P3"><text:s text:c="4"/>// Detailed error logging</text:p>
      <text:p text:style-name="P3"><text:s text:c="4"/>console.error('Detailed error:', {</text:p>
      <text:p text:style-name="P3"><text:s text:c="6"/>message: error.message,</text:p>
      <text:p text:style-name="P3"><text:s text:c="6"/>code: error.code,</text:p>
      <text:p text:style-name="P3"><text:s text:c="6"/>response: error.response?.data,</text:p>
      <text:p text:style-name="P3"><text:s text:c="6"/>status: error.response?.status</text:p>
      <text:p text:style-name="P3"><text:s text:c="4"/>});</text:p>
      <text:p text:style-name="P3"><text:s text:c="4"/></text:p>
      <text:p text:style-name="P3"><text:s text:c="4"/>// Handle specific error cases</text:p>
      <text:p text:style-name="P3"><text:s text:c="4"/>if (error.code === 'ECONNREFUSED') {</text:p>
      <text:p text:style-name="P3"><text:s text:c="6"/>res.status(503).json({ error: 'Service unavailable - Cannot connect to AI service' });</text:p>
      <text:p text:style-name="P3"><text:s text:c="4"/>} else if (error.code === 'ETIMEDOUT') {</text:p>
      <text:p text:style-name="P3"><text:soft-page-break/><text:s text:c="6"/>res.status(504).json({ error: 'Gateway timeout - AI service took too long to respond' });</text:p>
      <text:p text:style-name="P3"><text:s text:c="4"/>} else {</text:p>
      <text:p text:style-name="P3"><text:s text:c="6"/>res.status(500).json({ </text:p>
      <text:p text:style-name="P3"><text:s text:c="8"/>error: error.message,</text:p>
      <text:p text:style-name="P3"><text:s text:c="8"/>details: error.response?.data || 'No additional details available'</text:p>
      <text:p text:style-name="P3"><text:s text:c="6"/>});</text:p>
      <text:p text:style-name="P3"><text:s text:c="4"/>}</text:p>
      <text:p text:style-name="P3"><text:s text:c="2"/>}</text:p>
      <text:p text:style-name="P3">});</text:p>
      <text:p text:style-name="P3"/>
      <text:p text:style-name="P3">/**</text:p>
      <text:p text:style-name="P3"><text:s/>* Chat Session Management Endpoints</text:p>
      <text:p text:style-name="P3"><text:s/>* These endpoints handle the creation, management, and cleanup of chat sessions</text:p>
      <text:p text:style-name="P3"><text:s/>*/</text:p>
      <text:p text:style-name="P3"/>
      <text:p text:style-name="P3">/**</text:p>
      <text:p text:style-name="P3"><text:s/>* Start new chat session</text:p>
      <text:p text:style-name="P3"><text:s/>* Creates a new conversation session with initial message</text:p>
      <text:p text:style-name="P3"><text:s/>*/</text:p>
      <text:p text:style-name="P3">app.post('/chat/start', async (req, res) =&gt; {</text:p>
      <text:p text:style-name="P3"><text:s text:c="2"/>try {</text:p>
      <text:p text:style-name="P3"><text:s text:c="4"/>const { sessionId, initialMessage } = req.body;</text:p>
      <text:p text:style-name="P3"><text:s text:c="4"/></text:p>
      <text:p text:style-name="P3"><text:s text:c="4"/>const response = await axios.post(</text:p>
      <text:p text:style-name="P3"><text:s text:c="6"/>`${localhost}/chat/start`,</text:p>
      <text:p text:style-name="P3"><text:s text:c="6"/>{ sessionId, message: initialMessage },</text:p>
      <text:p text:style-name="P3"><text:s text:c="6"/>{ </text:p>
      <text:p text:style-name="P3"><text:s text:c="8"/>headers: { 'Content-Type': 'application/json' },</text:p>
      <text:p text:style-name="P3"><text:s text:c="8"/>timeout: 900000</text:p>
      <text:p text:style-name="P3"><text:s text:c="6"/>}</text:p>
      <text:p text:style-name="P3"><text:s text:c="4"/>);</text:p>
      <text:p text:style-name="P3"><text:s text:c="4"/></text:p>
      <text:p text:style-name="P3"><text:s text:c="4"/>res.json(response.data);</text:p>
      <text:p text:style-name="P3"><text:s text:c="2"/>} catch (error) {</text:p>
      <text:p text:style-name="P3"><text:s text:c="4"/>console.error('Chat start error:', error);</text:p>
      <text:p text:style-name="P3"><text:s text:c="4"/>res.status(500).json({ </text:p>
      <text:p text:style-name="P3"><text:s text:c="6"/>error: error.message,</text:p>
      <text:p text:style-name="P3"><text:s text:c="6"/>details: error.response?.data || 'No additional details available'</text:p>
      <text:p text:style-name="P3"><text:s text:c="4"/>});</text:p>
      <text:p text:style-name="P3"><text:s text:c="2"/>}</text:p>
      <text:p text:style-name="P3">});</text:p>
      <text:p text:style-name="P3"/>
      <text:p text:style-name="P3">/**</text:p>
      <text:p text:style-name="P3"><text:s/>* Send message in existing chat</text:p>
      <text:p text:style-name="P3"><text:s/>* Handles individual messages within an existing chat session</text:p>
      <text:p text:style-name="P3"><text:s/>*/</text:p>
      <text:p text:style-name="P3">app.post('/chat/message', async (req, res) =&gt; {</text:p>
      <text:p text:style-name="P3"><text:s text:c="2"/>try {</text:p>
      <text:p text:style-name="P3"><text:s text:c="4"/>const { sessionId, message } = req.body;</text:p>
      <text:p text:style-name="P3"><text:s text:c="4"/></text:p>
      <text:p text:style-name="P3"><text:s text:c="4"/>const response = await axios.post(</text:p>
      <text:p text:style-name="P3"><text:s text:c="6"/>`${localhost}/chat/message`,</text:p>
      <text:p text:style-name="P3"><text:s text:c="6"/>{ sessionId, message },</text:p>
      <text:p text:style-name="P3"><text:s text:c="6"/>{ </text:p>
      <text:p text:style-name="P3"><text:s text:c="8"/>headers: { 'Content-Type': 'application/json' },</text:p>
      <text:p text:style-name="P3"><text:soft-page-break/><text:s text:c="8"/>timeout: 900000</text:p>
      <text:p text:style-name="P3"><text:s text:c="6"/>}</text:p>
      <text:p text:style-name="P3"><text:s text:c="4"/>);</text:p>
      <text:p text:style-name="P3"><text:s text:c="4"/></text:p>
      <text:p text:style-name="P3"><text:s text:c="4"/>res.json(response.data);</text:p>
      <text:p text:style-name="P3"><text:s text:c="2"/>} catch (error) {</text:p>
      <text:p text:style-name="P3"><text:s text:c="4"/>console.error('Chat message error:', error);</text:p>
      <text:p text:style-name="P3"><text:s text:c="4"/>res.status(500).json({ </text:p>
      <text:p text:style-name="P3"><text:s text:c="6"/>error: error.message,</text:p>
      <text:p text:style-name="P3"><text:s text:c="6"/>details: error.response?.data || 'No additional details available'</text:p>
      <text:p text:style-name="P3"><text:s text:c="4"/>});</text:p>
      <text:p text:style-name="P3"><text:s text:c="2"/>}</text:p>
      <text:p text:style-name="P3">});</text:p>
      <text:p text:style-name="P3"/>
      <text:p text:style-name="P3">/**</text:p>
      <text:p text:style-name="P3"><text:s/>* Retrieve chat history</text:p>
      <text:p text:style-name="P3"><text:s/>* Gets the complete conversation history for a specific session</text:p>
      <text:p text:style-name="P3"><text:s/>*/</text:p>
      <text:p text:style-name="P3">app.get('/chat/history/:sessionId', async (req, res) =&gt; {</text:p>
      <text:p text:style-name="P3"><text:s text:c="2"/>try {</text:p>
      <text:p text:style-name="P3"><text:s text:c="4"/>const { sessionId } = req.params;</text:p>
      <text:p text:style-name="P3"><text:s text:c="4"/></text:p>
      <text:p text:style-name="P3"><text:s text:c="4"/>const response = await axios.get(</text:p>
      <text:p text:style-name="P3"><text:s text:c="6"/>`${localhost}/chat/history/${sessionId}`,</text:p>
      <text:p text:style-name="P3"><text:s text:c="6"/>{ </text:p>
      <text:p text:style-name="P3"><text:s text:c="8"/>headers: { 'Content-Type': 'application/json' },</text:p>
      <text:p text:style-name="P3"><text:s text:c="8"/>timeout: 900000</text:p>
      <text:p text:style-name="P3"><text:s text:c="6"/>}</text:p>
      <text:p text:style-name="P3"><text:s text:c="4"/>);</text:p>
      <text:p text:style-name="P3"><text:s text:c="4"/></text:p>
      <text:p text:style-name="P3"><text:s text:c="4"/>res.json(response.data);</text:p>
      <text:p text:style-name="P3"><text:s text:c="2"/>} catch (error) {</text:p>
      <text:p text:style-name="P3"><text:s text:c="4"/>console.error('Chat history error:', error);</text:p>
      <text:p text:style-name="P3"><text:s text:c="4"/>res.status(500).json({ </text:p>
      <text:p text:style-name="P3"><text:s text:c="6"/>error: error.message,</text:p>
      <text:p text:style-name="P3"><text:s text:c="6"/>details: error.response?.data || 'No additional details available'</text:p>
      <text:p text:style-name="P3"><text:s text:c="4"/>});</text:p>
      <text:p text:style-name="P3"><text:s text:c="2"/>}</text:p>
      <text:p text:style-name="P3">});</text:p>
      <text:p text:style-name="P3"/>
      <text:p text:style-name="P3">/**</text:p>
      <text:p text:style-name="P3"><text:s/>* Delete chat session</text:p>
      <text:p text:style-name="P3"><text:s/>* Removes a chat session and its associated history</text:p>
      <text:p text:style-name="P3"><text:s/>*/</text:p>
      <text:p text:style-name="P3">app.delete('/chat/session/:sessionId', async (req, res) =&gt; {</text:p>
      <text:p text:style-name="P3"><text:s text:c="2"/>try {</text:p>
      <text:p text:style-name="P3"><text:s text:c="4"/>const { sessionId } = req.params;</text:p>
      <text:p text:style-name="P3"><text:s text:c="4"/></text:p>
      <text:p text:style-name="P3"><text:s text:c="4"/>const response = await axios.delete(</text:p>
      <text:p text:style-name="P3"><text:s text:c="6"/>`${localhost}/chat/session/${sessionId}`,</text:p>
      <text:p text:style-name="P3"><text:s text:c="6"/>{ </text:p>
      <text:p text:style-name="P3"><text:s text:c="8"/>headers: { 'Content-Type': 'application/json' },</text:p>
      <text:p text:style-name="P3"><text:s text:c="8"/>timeout: 900000</text:p>
      <text:p text:style-name="P3"><text:s text:c="6"/>}</text:p>
      <text:p text:style-name="P3"><text:s text:c="4"/>);</text:p>
      <text:p text:style-name="P3"><text:s text:c="4"/></text:p>
      <text:p text:style-name="P3"><text:soft-page-break/><text:s text:c="4"/>res.json(response.data);</text:p>
      <text:p text:style-name="P3"><text:s text:c="2"/>} catch (error) {</text:p>
      <text:p text:style-name="P3"><text:s text:c="4"/>console.error('Chat session deletion error:', error);</text:p>
      <text:p text:style-name="P3"><text:s text:c="4"/>res.status(500).json({ </text:p>
      <text:p text:style-name="P3"><text:s text:c="6"/>error: error.message,</text:p>
      <text:p text:style-name="P3"><text:s text:c="6"/>details: error.response?.data || 'No additional details available'</text:p>
      <text:p text:style-name="P3"><text:s text:c="4"/>});</text:p>
      <text:p text:style-name="P3"><text:s text:c="2"/>}</text:p>
      <text:p text:style-name="P3">});</text:p>
      <text:p text:style-name="P3"/>
      <text:p text:style-name="P3">/**</text:p>
      <text:p text:style-name="P3"><text:s/>* Settings management endpoint</text:p>
      <text:p text:style-name="P3"><text:s/>* Handles LLM configuration settings</text:p>
      <text:p text:style-name="P3"><text:s/>*/</text:p>
      <text:p text:style-name="P3">app.get('/settings', async (req, res) =&gt; {</text:p>
      <text:p text:style-name="P3"><text:s text:c="2"/>try {</text:p>
      <text:p text:style-name="P3"><text:s text:c="4"/>const response = await axios.post(</text:p>
      <text:p text:style-name="P3"><text:s text:c="6"/>`${localhost}/settings`, </text:p>
      <text:p text:style-name="P3"><text:s text:c="6"/>req.query,</text:p>
      <text:p text:style-name="P3"><text:s text:c="6"/>{ </text:p>
      <text:p text:style-name="P3"><text:s text:c="8"/>headers: { 'Content-Type': 'application/json' },</text:p>
      <text:p text:style-name="P3"><text:s text:c="8"/>timeout: 900000</text:p>
      <text:p text:style-name="P3"><text:s text:c="6"/>}</text:p>
      <text:p text:style-name="P3"><text:s text:c="4"/>);</text:p>
      <text:p text:style-name="P3"><text:s text:c="4"/></text:p>
      <text:p text:style-name="P3"><text:s text:c="4"/>console.log('Received response:', response.data);</text:p>
      <text:p text:style-name="P3"><text:s text:c="4"/>res.json(response.data);</text:p>
      <text:p text:style-name="P3"><text:s text:c="2"/>} catch (error) {</text:p>
      <text:p text:style-name="P3"><text:s text:c="4"/>// Detailed error logging</text:p>
      <text:p text:style-name="P3"><text:s text:c="4"/>console.error('Detailed error:', {</text:p>
      <text:p text:style-name="P3"><text:s text:c="6"/>message: error.message,</text:p>
      <text:p text:style-name="P3"><text:s text:c="6"/>code: error.code,</text:p>
      <text:p text:style-name="P3"><text:s text:c="6"/>response: error.response?.data,</text:p>
      <text:p text:style-name="P3"><text:s text:c="6"/>status: error.response?.status</text:p>
      <text:p text:style-name="P3"><text:s text:c="4"/>});</text:p>
      <text:p text:style-name="P3"><text:s text:c="4"/></text:p>
      <text:p text:style-name="P3"><text:s text:c="4"/>// Handle different types of errors</text:p>
      <text:p text:style-name="P3"><text:s text:c="4"/>if (error.code === 'ECONNREFUSED') {</text:p>
      <text:p text:style-name="P3"><text:s text:c="6"/>res.status(503).json({ error: 'Service unavailable - Cannot connect to AI service' });</text:p>
      <text:p text:style-name="P3"><text:s text:c="4"/>} else if (error.code === 'ETIMEDOUT') {</text:p>
      <text:p text:style-name="P3"><text:s text:c="6"/>res.status(504).json({ error: 'Gateway timeout - AI service took too long to respond' });</text:p>
      <text:p text:style-name="P3"><text:s text:c="4"/>} else {</text:p>
      <text:p text:style-name="P3"><text:s text:c="6"/>res.status(500).json({ </text:p>
      <text:p text:style-name="P3"><text:s text:c="8"/>error: error.message,</text:p>
      <text:p text:style-name="P3"><text:s text:c="8"/>details: error.response?.data || 'No additional details available'</text:p>
      <text:p text:style-name="P3"><text:s text:c="6"/>});</text:p>
      <text:p text:style-name="P3"><text:s text:c="4"/>}</text:p>
      <text:p text:style-name="P3"><text:s text:c="2"/>}</text:p>
      <text:p text:style-name="P3">});</text:p>
      <text:p text:style-name="P3"/>
      <text:p text:style-name="P3">/**</text:p>
      <text:p text:style-name="P3"><text:s/>* Available models endpoint</text:p>
      <text:p text:style-name="P3"><text:s/>* Retrieves list of available LLM models from the server</text:p>
      <text:p text:style-name="P3"><text:s/>*/</text:p>
      <text:p text:style-name="P3"><text:soft-page-break/>app.get('/models', async (req, res) =&gt; {</text:p>
      <text:p text:style-name="P3"><text:s text:c="2"/>try {</text:p>
      <text:p text:style-name="P3"><text:s text:c="4"/>const response = await axios.get(</text:p>
      <text:p text:style-name="P3"><text:s text:c="6"/>`${localhost}/models`,</text:p>
      <text:p text:style-name="P3"><text:s text:c="6"/>{ </text:p>
      <text:p text:style-name="P3"><text:s text:c="8"/>headers: { 'Content-Type': 'application/json' },</text:p>
      <text:p text:style-name="P3"><text:s text:c="8"/>timeout: 900000</text:p>
      <text:p text:style-name="P3"><text:s text:c="6"/>}</text:p>
      <text:p text:style-name="P3"><text:s text:c="4"/>);</text:p>
      <text:p text:style-name="P3"><text:s text:c="4"/></text:p>
      <text:p text:style-name="P3"><text:s text:c="4"/>console.log('Received response:', response.data);</text:p>
      <text:p text:style-name="P3"><text:s text:c="4"/>res.json(response.data);</text:p>
      <text:p text:style-name="P3"><text:s text:c="2"/>} catch (error) {</text:p>
      <text:p text:style-name="P3"><text:s text:c="4"/>console.error('Detailed error:', {</text:p>
      <text:p text:style-name="P3"><text:s text:c="6"/>message: error.message,</text:p>
      <text:p text:style-name="P3"><text:s text:c="6"/>code: error.code,</text:p>
      <text:p text:style-name="P3"><text:s text:c="6"/>response: error.response?.data,</text:p>
      <text:p text:style-name="P3"><text:s text:c="6"/>status: error.response?.status</text:p>
      <text:p text:style-name="P3"><text:s text:c="4"/>});</text:p>
      <text:p text:style-name="P3"><text:s text:c="4"/></text:p>
      <text:p text:style-name="P3"><text:s text:c="4"/>if (error.code === 'ECONNREFUSED') {</text:p>
      <text:p text:style-name="P3"><text:s text:c="6"/>res.status(503).json({ error: 'Service unavailable - Cannot connect to AI service' });</text:p>
      <text:p text:style-name="P3"><text:s text:c="4"/>} else if (error.code === 'ETIMEDOUT') {</text:p>
      <text:p text:style-name="P3"><text:s text:c="6"/>res.status(504).json({ error: 'Gateway timeout - AI service took too long to respond' });</text:p>
      <text:p text:style-name="P3"><text:s text:c="4"/>} else {</text:p>
      <text:p text:style-name="P3"><text:s text:c="6"/>res.status(500).json({ </text:p>
      <text:p text:style-name="P3"><text:s text:c="8"/>error: error.message,</text:p>
      <text:p text:style-name="P3"><text:s text:c="8"/>details: error.response?.data || 'No additional details available'</text:p>
      <text:p text:style-name="P3"><text:s text:c="6"/>});</text:p>
      <text:p text:style-name="P3"><text:s text:c="4"/>}</text:p>
      <text:p text:style-name="P3"><text:s text:c="2"/>}</text:p>
      <text:p text:style-name="P3">});</text:p>
      <text:p text:style-name="P3"/>
      <text:p text:style-name="P3">/**</text:p>
      <text:p text:style-name="P3"><text:s/>* Basic health check endpoint</text:p>
      <text:p text:style-name="P3"><text:s/>* Used to verify server is running</text:p>
      <text:p text:style-name="P3"><text:s/>*/</text:p>
      <text:p text:style-name="P3">app.get('/', (req, res) =&gt; {</text:p>
      <text:p text:style-name="P3"><text:s text:c="2"/>res.send('Server is working!');</text:p>
      <text:p text:style-name="P3">});</text:p>
      <text:p text:style-name="P3"/>
      <text:p text:style-name="P3">/**</text:p>
      <text:p text:style-name="P3"><text:s/>* Global error handling middleware</text:p>
      <text:p text:style-name="P3"><text:s/>* Catches any unhandled errors in the application</text:p>
      <text:p text:style-name="P3"><text:s/>*/</text:p>
      <text:p text:style-name="P3">app.use((err, req, res, next) =&gt; {</text:p>
      <text:p text:style-name="P3"><text:s text:c="2"/>console.error('Server error:', err);</text:p>
      <text:p text:style-name="P3"><text:s text:c="2"/>res.status(500).json({</text:p>
      <text:p text:style-name="P3"><text:s text:c="4"/>error: 'Internal server error',</text:p>
      <text:p text:style-name="P3"><text:s text:c="4"/>message: err.message</text:p>
      <text:p text:style-name="P3"><text:s text:c="2"/>});</text:p>
      <text:p text:style-name="P3">});</text:p>
      <text:p text:style-name="P3"/>
      <text:p text:style-name="P3">/**</text:p>
      <text:p text:style-name="P3"><text:soft-page-break/><text:s/>* Start the server</text:p>
      <text:p text:style-name="P3"><text:s/>* Listen on all network interfaces (0.0.0.0) on port 3000</text:p>
      <text:p text:style-name="P3"><text:s/>*/</text:p>
      <text:p text:style-name="P3">app.listen(3000, '0.0.0.0', () =&gt; {</text:p>
      <text:p text:style-name="P3"><text:s text:c="2"/>console.log('Server is running on port 3000');</text:p>
      <text:p text:style-name="P3">});</text:p>
      <text:p text:style-name="P1"># Advanced Node.js Middleware Server Concepts</text:p>
      <text:p text:style-name="Standard"/>
      <text:p text:style-name="Standard">## Lesson 1: Understanding Asynchronous Operations and Promises</text:p>
      <text:p text:style-name="Standard"/>
      <text:p text:style-name="Standard">### Introduction to Asynchronous Programming</text:p>
      <text:p text:style-name="Standard">Imagine you're at a restaurant. When you order food, the waiter doesn't stand at your table waiting for the kitchen to cook your meal. Instead, they take your order, submit it to the kitchen, and continue serving other tables. When your food is ready, they come back to deliver it. This is exactly how asynchronous programming works in Node.js!</text:p>
      <text:p text:style-name="Standard"/>
      <text:p text:style-name="Standard">### Why Asynchronous Operations Matter</text:p>
      <text:p text:style-name="Standard">In our middleware server, we're constantly dealing with operations that take time:</text:p>
      <text:p text:style-name="Standard">- Uploading files to the LLM server</text:p>
      <text:p text:style-name="Standard">- Waiting for AI model responses</text:p>
      <text:p text:style-name="Standard">- Reading from and writing to files</text:p>
      <text:p text:style-name="Standard">- Making database queries</text:p>
      <text:p text:style-name="Standard"/>
      <text:p text:style-name="Standard">If we handled these operations synchronously (one after another), our server would become very slow and unresponsive.</text:p>
      <text:p text:style-name="Standard"/>
      <text:p text:style-name="Standard">### Understanding Promises</text:p>
      <text:p text:style-name="Standard">Let's break down Promises with a practical example from our server:</text:p>
      <text:p text:style-name="Standard"/>
      <text:p text:style-name="Standard">```javascript</text:p>
      <text:p text:style-name="P3">// Example of a Promise-based operation</text:p>
      <text:p text:style-name="P3">app.post('/upload', upload.single('file'), async (req, res) =&gt; {</text:p>
      <text:p text:style-name="P3"><text:s text:c="2"/>try {</text:p>
      <text:p text:style-name="P3"><text:s text:c="4"/>// This is like placing an order at a restaurant</text:p>
      <text:p text:style-name="P3"><text:s text:c="4"/>const response = await axios.post(`${localhost}/upload`, formData, {</text:p>
      <text:p text:style-name="P3"><text:s text:c="6"/>headers: { ...formData.getHeaders() },</text:p>
      <text:p text:style-name="P3"><text:s text:c="6"/>timeout: 900000</text:p>
      <text:p text:style-name="P3"><text:s text:c="4"/>});</text:p>
      <text:p text:style-name="P3"><text:s text:c="4"/></text:p>
      <text:p text:style-name="P3"><text:s text:c="4"/>// This code only runs after we get the response</text:p>
      <text:p text:style-name="P3"><text:s text:c="4"/>console.log('Upload successful!');</text:p>
      <text:p text:style-name="P3"><text:s text:c="4"/>res.json(response.data);</text:p>
      <text:p text:style-name="P3"><text:s text:c="2"/>} catch (error) {</text:p>
      <text:p text:style-name="P3"><text:s text:c="4"/>// This handles any problems that occurred</text:p>
      <text:p text:style-name="P3"><text:s text:c="4"/>console.error('Upload failed:', error);</text:p>
      <text:p text:style-name="P3"><text:s text:c="4"/>res.status(500).json({ error: error.message });</text:p>
      <text:p text:style-name="P3"><text:s text:c="2"/>}</text:p>
      <text:p text:style-name="P3">});</text:p>
      <text:p text:style-name="Standard">```</text:p>
      <text:p text:style-name="Standard"/>
      <text:p text:style-name="Standard">Think of a Promise as a contract that says: "I promise to give you a result, but it might take some time. When I'm done, I'll either give you the result (resolve) or tell you what went wrong (reject)."</text:p>
      <text:p text:style-name="Standard"/>
      <text:p text:style-name="Standard">### The async/await Pattern</text:p>
      <text:p text:style-name="Standard">Instead of dealing with .then() chains, we use async/await to make our code more readable:</text:p>
      <text:p text:style-name="Standard"/>
      <text:p text:style-name="Standard">```javascript</text:p>
      <text:p text:style-name="P3"><text:soft-page-break/>// The old way with .then()</text:p>
      <text:p text:style-name="P3">axios.post(url, data)</text:p>
      <text:p text:style-name="P3"><text:s text:c="2"/>.then(response =&gt; {</text:p>
      <text:p text:style-name="P3"><text:s text:c="4"/>console.log(response);</text:p>
      <text:p text:style-name="P3"><text:s text:c="2"/>})</text:p>
      <text:p text:style-name="P3"><text:s text:c="2"/>.catch(error =&gt; {</text:p>
      <text:p text:style-name="P3"><text:s text:c="4"/>console.error(error);</text:p>
      <text:p text:style-name="P3"><text:s text:c="2"/>});</text:p>
      <text:p text:style-name="P3"/>
      <text:p text:style-name="P3">// The modern way with async/await</text:p>
      <text:p text:style-name="P3">async function uploadFile() {</text:p>
      <text:p text:style-name="P3"><text:s text:c="2"/>try {</text:p>
      <text:p text:style-name="P3"><text:s text:c="4"/>const response = await axios.post(url, data);</text:p>
      <text:p text:style-name="P3"><text:s text:c="4"/>console.log(response);</text:p>
      <text:p text:style-name="P3"><text:s text:c="2"/>} catch (error) {</text:p>
      <text:p text:style-name="P3"><text:s text:c="4"/>console.error(error);</text:p>
      <text:p text:style-name="P3"><text:s text:c="2"/>}</text:p>
      <text:p text:style-name="P3">}</text:p>
      <text:p text:style-name="Standard">```</text:p>
      <text:p text:style-name="Standard"/>
      <text:p text:style-name="Standard">### Practice Exercise</text:p>
      <text:p text:style-name="Standard">Try converting this Promise-based code to use async/await:</text:p>
      <text:p text:style-name="Standard"/>
      <text:p text:style-name="Standard">```javascript</text:p>
      <text:p text:style-name="P3">function getFileContents(filePath) {</text:p>
      <text:p text:style-name="P3"><text:s text:c="2"/>return fs.readFile(filePath)</text:p>
      <text:p text:style-name="P3"><text:s text:c="4"/>.then(data =&gt; {</text:p>
      <text:p text:style-name="P3"><text:s text:c="6"/>return data.toString();</text:p>
      <text:p text:style-name="P3"><text:s text:c="4"/>})</text:p>
      <text:p text:style-name="P3"><text:s text:c="4"/>.catch(error =&gt; {</text:p>
      <text:p text:style-name="P3"><text:s text:c="6"/>console.error('Failed to read file:', error);</text:p>
      <text:p text:style-name="P3"><text:s text:c="6"/>throw error;</text:p>
      <text:p text:style-name="P3"><text:s text:c="4"/>});</text:p>
      <text:p text:style-name="P3">}</text:p>
      <text:p text:style-name="Standard">```</text:p>
      <text:p text:style-name="Standard"/>
      <text:p text:style-name="Standard">## Lesson 2: Managing File Uploads and Cleanup</text:p>
      <text:p text:style-name="Standard"/>
      <text:p text:style-name="Standard">### The File Upload Process</text:p>
      <text:p text:style-name="Standard">File uploads in our server follow a specific lifecycle:</text:p>
      <text:p text:style-name="Standard">1. Receive file from client</text:p>
      <text:p text:style-name="Standard">2. Store temporarily</text:p>
      <text:p text:style-name="Standard">3. Process and forward to LLM server</text:p>
      <text:p text:style-name="Standard">4. Clean up temporary files</text:p>
      <text:p text:style-name="Standard"/>
      <text:p text:style-name="Standard">### Setting Up Multer</text:p>
      <text:p text:style-name="Standard">Multer is our file handling middleware. Here's how we configure it:</text:p>
      <text:p text:style-name="Standard"/>
      <text:p text:style-name="Standard">```javascript</text:p>
      <text:p text:style-name="P3">const storage = multer.diskStorage({</text:p>
      <text:p text:style-name="P3"><text:s text:c="2"/>destination: (req, file, cb) =&gt; {</text:p>
      <text:p text:style-name="P3"><text:s text:c="4"/>// Create uploads directory if it doesn't exist</text:p>
      <text:p text:style-name="P3"><text:s text:c="4"/>if (!fs.existsSync('uploads')) {</text:p>
      <text:p text:style-name="P3"><text:soft-page-break/><text:s text:c="6"/>fs.mkdirSync('uploads');</text:p>
      <text:p text:style-name="P3"><text:s text:c="4"/>}</text:p>
      <text:p text:style-name="P3"><text:s text:c="4"/>cb(null, 'uploads/');</text:p>
      <text:p text:style-name="P3"><text:s text:c="2"/>},</text:p>
      <text:p text:style-name="P3"><text:s text:c="2"/>filename: (req, file, cb) =&gt; {</text:p>
      <text:p text:style-name="P3"><text:s text:c="4"/>// Generate unique filename</text:p>
      <text:p text:style-name="P3"><text:s text:c="4"/>cb(null, `${Date.now()}-${file.originalname}`);</text:p>
      <text:p text:style-name="P3"><text:s text:c="2"/>}</text:p>
      <text:p text:style-name="P3">});</text:p>
      <text:p text:style-name="P3"/>
      <text:p text:style-name="P3">const upload = multer({</text:p>
      <text:p text:style-name="P3"><text:s text:c="2"/>storage: storage,</text:p>
      <text:p text:style-name="P3"><text:s text:c="2"/>limits: {</text:p>
      <text:p text:style-name="P3"><text:s text:c="4"/>fileSize: 10 * 1024 * 1024, // 10MB limit</text:p>
      <text:p text:style-name="P3"><text:s text:c="2"/>},</text:p>
      <text:p text:style-name="P3"><text:s text:c="2"/>fileFilter: (req, file, cb) =&gt; {</text:p>
      <text:p text:style-name="P3"><text:s text:c="4"/>// Validate file types</text:p>
      <text:p text:style-name="P3"><text:s text:c="4"/>const allowedTypes = ['application/pdf', 'text/plain'];</text:p>
      <text:p text:style-name="P3"><text:s text:c="4"/>if (allowedTypes.includes(file.mimetype)) {</text:p>
      <text:p text:style-name="P3"><text:s text:c="6"/>cb(null, true);</text:p>
      <text:p text:style-name="P3"><text:s text:c="4"/>} else {</text:p>
      <text:p text:style-name="P3"><text:s text:c="6"/>cb(new Error('Invalid file type'));</text:p>
      <text:p text:style-name="P3"><text:s text:c="4"/>}</text:p>
      <text:p text:style-name="P3"><text:s text:c="2"/>}</text:p>
      <text:p text:style-name="P3">});</text:p>
      <text:p text:style-name="Standard">```</text:p>
      <text:p text:style-name="Standard"/>
      <text:p text:style-name="Standard">### Proper File Cleanup</text:p>
      <text:p text:style-name="Standard">Always clean up temporary files, even if an error occurs:</text:p>
      <text:p text:style-name="Standard"/>
      <text:p text:style-name="Standard">```javascript</text:p>
      <text:p text:style-name="P3">app.post('/upload', upload.single('file'), async (req, res) =&gt; {</text:p>
      <text:p text:style-name="P3"><text:s text:c="2"/>try {</text:p>
      <text:p text:style-name="P3"><text:s text:c="4"/>// Process file...</text:p>
      <text:p text:style-name="P3"><text:s text:c="4"/></text:p>
      <text:p text:style-name="P3"><text:s text:c="4"/>// Clean up at the end</text:p>
      <text:p text:style-name="P3"><text:s text:c="4"/>if (req.file?.path) {</text:p>
      <text:p text:style-name="P3"><text:s text:c="6"/>fs.unlinkSync(req.file.path);</text:p>
      <text:p text:style-name="P3"><text:s text:c="4"/>}</text:p>
      <text:p text:style-name="P3"><text:s text:c="2"/>} catch (error) {</text:p>
      <text:p text:style-name="P3"><text:s text:c="4"/>// Clean up even if there's an error</text:p>
      <text:p text:style-name="P3"><text:s text:c="4"/>if (req.file?.path) {</text:p>
      <text:p text:style-name="P3"><text:s text:c="6"/>try {</text:p>
      <text:p text:style-name="P3"><text:s text:c="8"/>fs.unlinkSync(req.file.path);</text:p>
      <text:p text:style-name="P3"><text:s text:c="6"/>} catch (cleanupError) {</text:p>
      <text:p text:style-name="P3"><text:s text:c="8"/>console.error('Cleanup error:', cleanupError);</text:p>
      <text:p text:style-name="P3"><text:s text:c="6"/>}</text:p>
      <text:p text:style-name="P3"><text:s text:c="4"/>}</text:p>
      <text:p text:style-name="P3"><text:s text:c="4"/>res.status(500).json({ error: error.message });</text:p>
      <text:p text:style-name="P3"><text:s text:c="2"/>}</text:p>
      <text:p text:style-name="P3">});</text:p>
      <text:p text:style-name="Standard">```</text:p>
      <text:p text:style-name="Standard"/>
      <text:p text:style-name="Standard">## Lesson 3: Handling Errors Properly</text:p>
      <text:p text:style-name="Standard"/>
      <text:p text:style-name="Standard"><text:soft-page-break/>### The Importance of Error Handling</text:p>
      <text:p text:style-name="Standard">Good error handling:</text:p>
      <text:p text:style-name="Standard">- Prevents server crashes</text:p>
      <text:p text:style-name="Standard">- Provides meaningful feedback</text:p>
      <text:p text:style-name="Standard">- Helps with debugging</text:p>
      <text:p text:style-name="Standard">- Maintains security</text:p>
      <text:p text:style-name="Standard"/>
      <text:p text:style-name="Standard">### Types of Errors</text:p>
      <text:p text:style-name="Standard">1. Operational Errors (expected):</text:p>
      <text:p text:style-name="Standard"><text:s text:c="3"/>- File not found</text:p>
      <text:p text:style-name="Standard"><text:s text:c="3"/>- Network timeout</text:p>
      <text:p text:style-name="Standard"><text:s text:c="3"/>- Invalid input</text:p>
      <text:p text:style-name="Standard"/>
      <text:p text:style-name="Standard">2. Programming Errors (bugs):</text:p>
      <text:p text:style-name="Standard"><text:s text:c="3"/>- Null reference</text:p>
      <text:p text:style-name="Standard"><text:s text:c="3"/>- Type errors</text:p>
      <text:p text:style-name="Standard"><text:s text:c="3"/>- Syntax errors</text:p>
      <text:p text:style-name="Standard"/>
      <text:p text:style-name="Standard">### Implementing Error Handling</text:p>
      <text:p text:style-name="Standard">We use multiple layers of error handling:</text:p>
      <text:p text:style-name="Standard"/>
      <text:p text:style-name="Standard">```javascript</text:p>
      <text:p text:style-name="Standard"><text:span text:style-name="T1">// Route-level error handling</text:span></text:p>
      <text:p text:style-name="P3">app.post('/ask', async (req, res) =&gt; {</text:p>
      <text:p text:style-name="P3"><text:s text:c="2"/>try {</text:p>
      <text:p text:style-name="P3"><text:s text:c="4"/>// Validate input</text:p>
      <text:p text:style-name="P3"><text:s text:c="4"/>if (!req.query.text) {</text:p>
      <text:p text:style-name="P3"><text:s text:c="6"/>return res.status(400).json({ </text:p>
      <text:p text:style-name="P3"><text:s text:c="8"/>error: 'Missing required parameter: text' </text:p>
      <text:p text:style-name="P3"><text:s text:c="6"/>});</text:p>
      <text:p text:style-name="P3"><text:s text:c="4"/>}</text:p>
      <text:p text:style-name="P3"/>
      <text:p text:style-name="P3"><text:s text:c="4"/>const response = await axios.post(</text:p>
      <text:p text:style-name="P3"><text:s text:c="6"/>`${localhost}/generate`,</text:p>
      <text:p text:style-name="P3"><text:s text:c="6"/>{ text: req.query.text },</text:p>
      <text:p text:style-name="P3"><text:s text:c="6"/>{ timeout: 900000 }</text:p>
      <text:p text:style-name="P3"><text:s text:c="4"/>);</text:p>
      <text:p text:style-name="P3"><text:s text:c="4"/></text:p>
      <text:p text:style-name="P3"><text:s text:c="4"/>res.json(response.data);</text:p>
      <text:p text:style-name="P3"><text:s text:c="2"/>} catch (error) {</text:p>
      <text:p text:style-name="P3"><text:s text:c="4"/>// Specific error handling</text:p>
      <text:p text:style-name="P3"><text:s text:c="4"/>if (error.code === 'ECONNREFUSED') {</text:p>
      <text:p text:style-name="P3"><text:s text:c="6"/>res.status(503).json({ </text:p>
      <text:p text:style-name="P3"><text:s text:c="8"/>error: 'Service unavailable - Cannot connect to AI service' </text:p>
      <text:p text:style-name="P3"><text:s text:c="6"/>});</text:p>
      <text:p text:style-name="P3"><text:s text:c="4"/>} else if (error.code === 'ETIMEDOUT') {</text:p>
      <text:p text:style-name="P3"><text:s text:c="6"/>res.status(504).json({ </text:p>
      <text:p text:style-name="P3"><text:s text:c="8"/>error: 'Gateway timeout - AI service took too long to respond' </text:p>
      <text:p text:style-name="P3"><text:s text:c="6"/>});</text:p>
      <text:p text:style-name="Standard"><text:s text:c="4"/><text:span text:style-name="T1">} else {</text:span></text:p>
      <text:p text:style-name="P3"><text:s text:c="6"/>// General error handler</text:p>
      <text:p text:style-name="P3"><text:s text:c="6"/>res.status(500).json({ </text:p>
      <text:p text:style-name="P3"><text:soft-page-break/><text:s text:c="8"/>error: error.message,</text:p>
      <text:p text:style-name="P3"><text:s text:c="8"/>details: error.response?.data || 'No additional details available'</text:p>
      <text:p text:style-name="P3"><text:s text:c="6"/>});</text:p>
      <text:p text:style-name="P3"><text:s text:c="4"/>}</text:p>
      <text:p text:style-name="P3"><text:s text:c="2"/>}</text:p>
      <text:p text:style-name="P3">});</text:p>
      <text:p text:style-name="P3"/>
      <text:p text:style-name="P3">// Global error handler</text:p>
      <text:p text:style-name="P3">app.use((err, req, res, next) =&gt; {</text:p>
      <text:p text:style-name="P3"><text:s text:c="2"/>console.error('Server error:', err);</text:p>
      <text:p text:style-name="P3"><text:s text:c="2"/>res.status(500).json({</text:p>
      <text:p text:style-name="P3"><text:s text:c="4"/>error: 'Internal server error',</text:p>
      <text:p text:style-name="P3"><text:s text:c="4"/>message: err.message</text:p>
      <text:p text:style-name="P3"><text:s text:c="2"/>});</text:p>
      <text:p text:style-name="P3">});</text:p>
      <text:p text:style-name="Standard">```</text:p>
      <text:p text:style-name="Standard"/>
      <text:p text:style-name="Standard">## Lesson 4: Maintaining Proper Session State</text:p>
      <text:p text:style-name="Standard"/>
      <text:p text:style-name="Standard">### Understanding Session State</text:p>
      <text:p text:style-name="Standard">Session state helps us:</text:p>
      <text:p text:style-name="Standard">- Track conversation history</text:p>
      <text:p text:style-name="Standard">- Maintain context</text:p>
      <text:p text:style-name="Standard">- Handle user-specific settings</text:p>
      <text:p text:style-name="Standard">- Manage resources</text:p>
      <text:p text:style-name="Standard"/>
      <text:p text:style-name="Standard">### Implementing Chat Sessions</text:p>
      <text:p text:style-name="Standard">Here's how we manage chat sessions:</text:p>
      <text:p text:style-name="Standard"/>
      <text:p text:style-name="Standard">```javascript</text:p>
      <text:p text:style-name="P3">app.post('/chat/start', async (req, res) =&gt; {</text:p>
      <text:p text:style-name="P3"><text:s text:c="2"/>try {</text:p>
      <text:p text:style-name="P3"><text:s text:c="4"/>const { sessionId, initialMessage } = req.body;</text:p>
      <text:p text:style-name="P3"><text:s text:c="4"/></text:p>
      <text:p text:style-name="P3"><text:s text:c="4"/>// Validate session parameters</text:p>
      <text:p text:style-name="P3"><text:s text:c="4"/>if (!sessionId || !initialMessage) {</text:p>
      <text:p text:style-name="P3"><text:s text:c="6"/>return res.status(400).json({</text:p>
      <text:p text:style-name="P3"><text:s text:c="8"/>error: 'Missing required parameters'</text:p>
      <text:p text:style-name="P3"><text:s text:c="6"/>});</text:p>
      <text:p text:style-name="P3"><text:s text:c="4"/>}</text:p>
      <text:p text:style-name="P3"><text:s text:c="4"/></text:p>
      <text:p text:style-name="P3"><text:s text:c="4"/>// Start new chat session</text:p>
      <text:p text:style-name="P3"><text:s text:c="4"/>const response = await axios.post(</text:p>
      <text:p text:style-name="P3"><text:s text:c="6"/>`${localhost}/chat/start`,</text:p>
      <text:p text:style-name="P3"><text:s text:c="6"/>{ sessionId, message: initialMessage },</text:p>
      <text:p text:style-name="P3"><text:s text:c="6"/>{ timeout: 900000 }</text:p>
      <text:p text:style-name="P3"><text:s text:c="4"/>);</text:p>
      <text:p text:style-name="P3"><text:s text:c="4"/></text:p>
      <text:p text:style-name="P3"><text:s text:c="4"/>res.json(response.data);</text:p>
      <text:p text:style-name="P3"><text:s text:c="2"/>} catch (error) {</text:p>
      <text:p text:style-name="P3"><text:s text:c="4"/>console.error('Chat start error:', error);</text:p>
      <text:p text:style-name="P3"><text:s text:c="4"/>res.status(500).json({ </text:p>
      <text:p text:style-name="P3"><text:s text:c="6"/>error: error.message,</text:p>
      <text:p text:style-name="P3"><text:s text:c="6"/>details: error.response?.data || 'No additional details available'</text:p>
      <text:p text:style-name="P3"><text:soft-page-break/><text:s text:c="4"/>});</text:p>
      <text:p text:style-name="P3"><text:s text:c="2"/>}</text:p>
      <text:p text:style-name="P3">});</text:p>
      <text:p text:style-name="P3"/>
      <text:p text:style-name="P3">// Managing session history</text:p>
      <text:p text:style-name="P3">app.get('/chat/history/:sessionId', async (req, res) =&gt; {</text:p>
      <text:p text:style-name="P3"><text:s text:c="2"/>try {</text:p>
      <text:p text:style-name="P3"><text:s text:c="4"/>const { sessionId } = req.params;</text:p>
      <text:p text:style-name="P3"><text:s text:c="4"/></text:p>
      <text:p text:style-name="P3"><text:s text:c="4"/>const response = await axios.get(</text:p>
      <text:p text:style-name="P3"><text:s text:c="6"/>`${localhost}/chat/history/${sessionId}`,</text:p>
      <text:p text:style-name="P3"><text:s text:c="6"/>{ timeout: 900000 }</text:p>
      <text:p text:style-name="P3"><text:s text:c="4"/>);</text:p>
      <text:p text:style-name="P3"><text:s text:c="4"/></text:p>
      <text:p text:style-name="P3"><text:s text:c="4"/>res.json(response.data);</text:p>
      <text:p text:style-name="P3"><text:s text:c="2"/>} catch (error) {</text:p>
      <text:p text:style-name="P3"><text:s text:c="4"/>console.error('Chat history error:', error);</text:p>
      <text:p text:style-name="P3"><text:s text:c="4"/>res.status(500).json({ </text:p>
      <text:p text:style-name="P3"><text:s text:c="6"/>error: error.message </text:p>
      <text:p text:style-name="P3"><text:s text:c="4"/>});</text:p>
      <text:p text:style-name="P3"><text:s text:c="2"/>}</text:p>
      <text:p text:style-name="P3">});</text:p>
      <text:p text:style-name="P3"/>
      <text:p text:style-name="P3">// Cleaning up sessions</text:p>
      <text:p text:style-name="P3">app.delete('/chat/session/:sessionId', async (req, res) =&gt; {</text:p>
      <text:p text:style-name="P3"><text:s text:c="2"/>try {</text:p>
      <text:p text:style-name="P3"><text:s text:c="4"/>const { sessionId } = req.params;</text:p>
      <text:p text:style-name="P3"><text:s text:c="4"/></text:p>
      <text:p text:style-name="P3"><text:s text:c="4"/>const response = await axios.delete(</text:p>
      <text:p text:style-name="P3"><text:s text:c="6"/>`${localhost}/chat/session/${sessionId}`,</text:p>
      <text:p text:style-name="P3"><text:s text:c="6"/>{ timeout: 900000 }</text:p>
      <text:p text:style-name="P3"><text:s text:c="4"/>);</text:p>
      <text:p text:style-name="P3"><text:s text:c="4"/></text:p>
      <text:p text:style-name="P3"><text:s text:c="4"/>res.json(response.data);</text:p>
      <text:p text:style-name="P3"><text:s text:c="2"/>} catch (error) {</text:p>
      <text:p text:style-name="P3"><text:s text:c="4"/>console.error('Session deletion error:', error);</text:p>
      <text:p text:style-name="P3"><text:s text:c="4"/>res.status(500).json({ </text:p>
      <text:p text:style-name="P3"><text:s text:c="6"/>error: error.message </text:p>
      <text:p text:style-name="P3"><text:s text:c="4"/>});</text:p>
      <text:p text:style-name="P3"><text:s text:c="2"/>}</text:p>
      <text:p text:style-name="P3">});</text:p>
      <text:p text:style-name="Standard">```</text:p>
      <text:p text:style-name="Standard"/>
      <text:p text:style-name="Standard">### Best Practices for Session Management</text:p>
      <text:p text:style-name="Standard">1. Always validate session IDs</text:p>
      <text:p text:style-name="Standard">2. Implement session timeouts</text:p>
      <text:p text:style-name="Standard">3. Clean up expired sessions</text:p>
      <text:p text:style-name="Standard">4. Handle disconnections gracefully</text:p>
      <text:p text:style-name="Standard">5. Maintain proper error handling</text:p>
      <text:p text:style-name="Standard"/>
      <text:p text:style-name="Standard">### Practice Exercise</text:p>
      <text:p text:style-name="Standard">Try implementing a simple session timeout mechanism:</text:p>
      <text:p text:style-name="Standard"/>
      <text:p text:style-name="Standard">```javascript</text:p>
      <text:p text:style-name="P3"><text:soft-page-break/>// Session timeout example (pseudocode)</text:p>
      <text:p text:style-name="P3">const sessions = new Map();</text:p>
      <text:p text:style-name="P3">const SESSION_TIMEOUT = 30 * 60 * 1000; // 30 minutes</text:p>
      <text:p text:style-name="P3"/>
      <text:p text:style-name="P3">function createSession(sessionId) {</text:p>
      <text:p text:style-name="P3"><text:s text:c="2"/>sessions.set(sessionId, {</text:p>
      <text:p text:style-name="P3"><text:s text:c="4"/>created: Date.now(),</text:p>
      <text:p text:style-name="P3"><text:s text:c="4"/>lastAccessed: Date.now(),</text:p>
      <text:p text:style-name="P3"><text:s text:c="4"/>data: {}</text:p>
      <text:p text:style-name="P3"><text:s text:c="2"/>});</text:p>
      <text:p text:style-name="P3">}</text:p>
      <text:p text:style-name="P3"/>
      <text:p text:style-name="P3">function checkSession(sessionId) {</text:p>
      <text:p text:style-name="P3"><text:s text:c="2"/>const session = sessions.get(sessionId);</text:p>
      <text:p text:style-name="P3"><text:s text:c="2"/>if (!session) return false;</text:p>
      <text:p text:style-name="P3"><text:s text:c="2"/></text:p>
      <text:p text:style-name="P3"><text:s text:c="2"/>const now = Date.now();</text:p>
      <text:p text:style-name="P3"><text:s text:c="2"/>if (now - session.lastAccessed &gt; SESSION_TIMEOUT) {</text:p>
      <text:p text:style-name="P3"><text:s text:c="4"/>sessions.delete(sessionId);</text:p>
      <text:p text:style-name="P3"><text:s text:c="4"/>return false;</text:p>
      <text:p text:style-name="P3"><text:s text:c="2"/>}</text:p>
      <text:p text:style-name="P3"><text:s text:c="2"/></text:p>
      <text:p text:style-name="P3"><text:s text:c="2"/>session.lastAccessed = now;</text:p>
      <text:p text:style-name="P3"><text:s text:c="2"/>return true;</text:p>
      <text:p text:style-name="P3">}</text:p>
      <text:p text:style-name="Standard">```</text:p>
      <text:p text:style-name="Standard"/>
      <text:p text:style-name="Standard">## Conclusion</text:p>
      <text:p text:style-name="Standard">Understanding these four key aspects of server development will help you build robust, reliable middleware servers. Remember to:</text:p>
      <text:p text:style-name="Standard">- Use async/await for cleaner asynchronous code</text:p>
      <text:p text:style-name="Standard">- Always clean up resources</text:p>
      <text:p text:style-name="Standard">- Implement comprehensive error handling</text:p>
      <text:p text:style-name="Standard">- Maintain proper session state</text:p>
      <text:p text:style-name="Standard"/>
      <text:p text:style-name="Standard">Practice these concepts by building small test servers and gradually adding more complex functionality as you become comfortable with each asp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09:55:03.681340790</meta:creation-date>
    <dc:date>2025-01-28T12:13:54.066181426</dc:date>
    <meta:editing-duration>PT2H18M49S</meta:editing-duration>
    <meta:editing-cycles>4</meta:editing-cycles>
    <meta:generator>LibreOffice/7.3.7.2$Linux_X86_64 LibreOffice_project/30$Build-2</meta:generator>
    <meta:document-statistic meta:table-count="0" meta:image-count="0" meta:object-count="0" meta:page-count="19" meta:paragraph-count="849" meta:word-count="3205" meta:character-count="25547" meta:non-whitespace-character-count="20499"/>
  </office:meta>
</office:document-meta>
</file>